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6000000862D837CA0EE08C2EA.png" manifest:media-type="image/png"/>
  <manifest:file-entry manifest:full-path="Pictures/100002010000009000000090F334F38D9B77D7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2c3e2" draw:fill-color="#92c3e2" draw:textarea-horizontal-align="justify" draw:textarea-vertical-align="middle" draw:auto-grow-height="false" fo:min-height="1.011cm" fo:min-width="1.65cm"/>
    </style:style>
    <style:style style:name="gr2" style:family="graphic" style:parent-style-name="standard">
      <style:graphic-properties svg:stroke-color="#92c3e2" svg:stroke-opacity="20%" draw:fill-color="#92c3e2" draw:opacity="100%" draw:textarea-horizontal-align="justify" draw:textarea-vertical-align="middle" draw:auto-grow-height="false" fo:min-height="1.923cm" fo:min-width="0.78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b9dae4" draw:fill-color="#d0e6e9" draw:textarea-horizontal-align="justify" draw:textarea-vertical-align="middle" draw:auto-grow-height="false" fo:min-height="1.037cm" fo:min-width="0.533cm"/>
    </style:style>
    <style:style style:name="gr5" style:family="graphic" style:parent-style-name="objectwithoutfill">
      <style:graphic-properties draw:marker-end="Line_20_Arrow" draw:marker-end-width="0.152cm" draw:fill="none" draw:textarea-vertical-align="middle"/>
    </style:style>
    <style:style style:name="gr6" style:family="graphic" style:parent-style-name="standard">
      <style:graphic-properties svg:stroke-color="#ff9999" draw:fill-color="#ff9999" draw:textarea-horizontal-align="justify" draw:textarea-vertical-align="middle" draw:auto-grow-height="false" fo:min-height="1.02cm" fo:min-width="0cm"/>
    </style:style>
    <style:style style:name="gr7" style:family="graphic" style:parent-style-name="standard">
      <style:graphic-properties svg:stroke-color="#ccffcc" draw:fill-color="#ccffcc" draw:textarea-horizontal-align="justify" draw:textarea-vertical-align="middle" draw:auto-grow-height="false" fo:min-height="1.02cm" fo:min-width="0cm"/>
    </style:style>
    <style:style style:name="gr8" style:family="graphic" style:parent-style-name="objectwithoutfill">
      <style:graphic-properties draw:marker-end="Circle" draw:marker-end-width="0.152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258cm"/>
    </style:style>
    <style:style style:name="gr10" style:family="graphic" style:parent-style-name="standard">
      <style:graphic-properties draw:stroke="none" svg:stroke-color="#000000" draw:fill="none" draw:fill-color="#ffffff" fo:min-height="2.135cm"/>
    </style:style>
    <style:style style:name="gr11" style:family="graphic" style:parent-style-name="standard">
      <style:graphic-properties svg:stroke-color="#ff9999" draw:fill-color="#ff9999" draw:textarea-horizontal-align="justify" draw:textarea-vertical-align="middle" draw:auto-grow-height="false" fo:min-height="0.639cm" fo:min-width="0.2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ccffcc" draw:fill-color="#ccffcc" draw:textarea-horizontal-align="justify" draw:textarea-vertical-align="middle" draw:auto-grow-height="false" fo:min-height="0.639cm" fo:min-width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cm"/>
    </style:style>
    <style:style style:name="gr15" style:family="graphic" style:parent-style-name="standard">
      <style:graphic-properties svg:stroke-color="#92c3e2" draw:fill-color="#92c3e2" draw:textarea-horizontal-align="justify" draw:textarea-vertical-align="middle" draw:auto-grow-height="false" fo:min-height="0.639cm" fo:min-width="0.262cm"/>
    </style:style>
    <style:style style:name="gr16" style:family="graphic" style:parent-style-name="standard">
      <style:graphic-properties svg:stroke-color="#d0e6e9" draw:fill-color="#d0e6e9" draw:textarea-horizontal-align="justify" draw:textarea-vertical-align="middle" draw:auto-grow-height="false" fo:min-height="0.639cm" fo:min-width="0.262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-color="#92c3e2"/>
      <style:paragraph-properties fo:text-align="center"/>
      <style:text-properties style:font-name="Source Sans Pro SemiBold" fo:font-size="24pt" style:font-size-asian="24pt" style:font-size-complex="24pt"/>
    </style:style>
    <style:style style:name="P3" style:family="paragraph">
      <loext:graphic-properties draw:fill-color="#92c3e2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92c3e2" draw:opacity="100%"/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601c5e" fo:font-size="24pt" style:font-size-asian="24pt" style:font-size-complex="24pt"/>
    </style:style>
    <style:style style:name="P7" style:family="paragraph">
      <loext:graphic-properties draw:fill-color="#d0e6e9"/>
      <style:paragraph-properties fo:text-align="center"/>
      <style:text-properties fo:color="#601c5e" style:font-name="Source Sans Pro SemiBold"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-color="#ccffcc"/>
      <style:paragraph-properties fo:text-align="center"/>
    </style:style>
    <style:style style:name="P11" style:family="paragraph">
      <style:paragraph-properties fo:text-align="center"/>
      <style:text-properties style:font-name="Source Sans Pro SemiBold"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center"/>
      <style:text-properties style:font-name="Source Sans Pro SemiBold" fo:font-size="24pt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92c3e2"/>
      <style:paragraph-properties fo:text-align="center"/>
    </style:style>
    <style:style style:name="P15" style:family="paragraph">
      <loext:graphic-properties draw:fill-color="#d0e6e9"/>
      <style:paragraph-properties fo:text-align="center"/>
    </style:style>
    <style:style style:name="T1" style:family="text">
      <style:text-properties style:font-name="Source Sans Pro SemiBold" fo:font-size="24pt" style:font-size-asian="24pt" style:font-size-complex="24pt"/>
    </style:style>
    <style:style style:name="T2" style:family="text">
      <style:text-properties fo:color="#601c5e" style:font-name="Source Sans Pro SemiBol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2.286cm" svg:height="1.397cm" svg:x="9.395cm" svg:y="2.699cm">
            <text:p text:style-name="P1"><text:span text:style-name="T1">4 </text:span><text:span text:style-name="T2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3" xml:id="id3" draw:id="id3" draw:layer="layout" svg:width="2.286cm" svg:height="1.397cm" svg:x="13.096cm" svg:y="2.699cm">
            <text:p text:style-name="P1"><text:span text:style-name="T1">4 </text:span><text:span text:style-name="T2">1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3" xml:id="id4" draw:id="id4" draw:layer="layout" svg:width="2.286cm" svg:height="1.397cm" svg:x="16.897cm" svg:y="2.699cm">
            <text:p text:style-name="P1"><text:span text:style-name="T1">4 </text:span><text:span text:style-name="T2">3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3" xml:id="id6" draw:id="id6" draw:layer="layout" svg:width="2.286cm" svg:height="1.397cm" svg:x="9.396cm" svg:y="7.561cm">
            <text:p text:style-name="P1"><text:span text:style-name="T1">2 </text:span><text:span text:style-name="T2">3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3" xml:id="id5" draw:id="id5" draw:layer="layout" svg:width="2.286cm" svg:height="1.397cm" svg:x="13.097cm" svg:y="7.561cm">
            <text:p text:style-name="P1"><text:span text:style-name="T1">2 </text:span><text:span text:style-name="T2">1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3" xml:id="id9" draw:id="id9" draw:layer="layout" svg:width="2.286cm" svg:height="1.397cm" svg:x="16.898cm" svg:y="7.561cm">
            <text:p text:style-name="P1"><text:span text:style-name="T1">2 </text:span><text:span text:style-name="T2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xml:id="id10" draw:id="id10" draw:layer="layout" svg:width="1.422cm" svg:height="2.311cm" svg:x="20.502cm" svg:y="4.641cm">
            <text:p text:style-name="P1"><text:span text:style-name="T1">1</text:span></text:p>
            <text:p text:style-name="P1"><text:span text:style-name="T2">1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5" xml:id="id1" draw:id="id1" draw:layer="layout" svg:width="2.54cm" svg:height="2.54cm" svg:x="3.794cm" svg:y="2.127cm">
            <draw:image xlink:href="Pictures/100002010000009000000090F334F38D9B77D79C.png" xlink:type="simple" xlink:show="embed" xlink:actuate="onLoad">
              <text:p/>
            </draw:image>
          </draw:frame>
          <draw:frame draw:style-name="gr3" draw:text-style-name="P5" xml:id="id8" draw:id="id8" draw:layer="layout" svg:width="2.566cm" svg:height="2.566cm" svg:x="3.781cm" svg:y="6.976cm">
            <draw:image xlink:href="Pictures/1000000000000086000000862D837CA0EE08C2EA.png" xlink:type="simple" xlink:show="embed" xlink:actuate="onLoad">
              <text:p/>
            </draw:image>
          </draw:frame>
          <draw:custom-shape draw:style-name="gr4" draw:text-style-name="P7" xml:id="id7" draw:id="id7" draw:layer="layout" svg:width="1.143cm" svg:height="1.397cm" svg:x="7.376cm" svg:y="7.561cm">
            <text:p text:style-name="P6"><text:span text:style-name="T2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8" draw:layer="layout" draw:type="line" svg:x1="6.334cm" svg:y1="3.397cm" svg:x2="9.395cm" svg:y2="3.397cm" draw:start-shape="id1" draw:start-glue-point="1" draw:end-shape="id2" draw:end-glue-point="3" svg:d="M6334 3397h3061" svg:viewBox="0 0 3062 1">
            <text:p/>
          </draw:connector>
          <draw:connector draw:style-name="gr5" draw:text-style-name="P8" draw:layer="layout" draw:type="line" svg:x1="11.681cm" svg:y1="3.397cm" svg:x2="13.096cm" svg:y2="3.397cm" draw:start-shape="id2" draw:start-glue-point="1" draw:end-shape="id3" draw:end-glue-point="3" svg:d="M11681 3397h1415" svg:viewBox="0 0 1416 1">
            <text:p/>
          </draw:connector>
          <draw:connector draw:style-name="gr5" draw:text-style-name="P8" draw:layer="layout" draw:type="line" svg:x1="15.382cm" svg:y1="3.397cm" svg:x2="16.897cm" svg:y2="3.397cm" draw:start-shape="id3" draw:start-glue-point="1" draw:end-shape="id4" draw:end-glue-point="3" svg:d="M15382 3397h1515" svg:viewBox="0 0 1516 1">
            <text:p/>
          </draw:connector>
          <draw:connector draw:style-name="gr5" draw:text-style-name="P8" draw:layer="layout" draw:type="line" svg:x1="13.097cm" svg:y1="8.259cm" svg:x2="11.682cm" svg:y2="8.259cm" draw:start-shape="id5" draw:start-glue-point="3" draw:end-shape="id6" draw:end-glue-point="1" svg:d="M13097 8259h-1415" svg:viewBox="0 0 1416 1">
            <text:p/>
          </draw:connector>
          <draw:connector draw:style-name="gr5" draw:text-style-name="P8" draw:layer="layout" draw:type="line" svg:x1="9.396cm" svg:y1="8.259cm" svg:x2="8.519cm" svg:y2="8.259cm" draw:start-shape="id6" draw:start-glue-point="3" draw:end-shape="id7" draw:end-glue-point="1" svg:d="M9396 8259h-877" svg:viewBox="0 0 878 1">
            <text:p/>
          </draw:connector>
          <draw:connector draw:style-name="gr5" draw:text-style-name="P8" draw:layer="layout" draw:type="line" svg:x1="7.376cm" svg:y1="8.259cm" svg:x2="6.347cm" svg:y2="8.259cm" draw:start-shape="id7" draw:start-glue-point="3" draw:end-shape="id8" draw:end-glue-point="1" svg:d="M7376 8259h-1029" svg:viewBox="0 0 1030 1">
            <text:p/>
          </draw:connector>
          <draw:connector draw:style-name="gr5" draw:text-style-name="P8" draw:layer="layout" draw:type="line" svg:x1="16.898cm" svg:y1="8.259cm" svg:x2="15.383cm" svg:y2="8.259cm" draw:start-shape="id9" draw:start-glue-point="3" draw:end-shape="id5" draw:end-glue-point="1" svg:d="M16898 8259h-1515" svg:viewBox="0 0 1516 1">
            <text:p/>
          </draw:connector>
          <draw:connector draw:style-name="gr5" draw:text-style-name="P8" draw:layer="layout" svg:x1="19.183cm" svg:y1="3.397cm" svg:x2="21.213cm" svg:y2="4.641cm" draw:start-shape="id4" draw:start-glue-point="1" draw:end-shape="id10" draw:end-glue-point="0" svg:d="M19183 3397h2030v1244" svg:viewBox="0 0 2031 1245">
            <text:p/>
          </draw:connector>
          <draw:connector draw:style-name="gr5" draw:text-style-name="P8" draw:layer="layout" svg:x1="21.213cm" svg:y1="6.952cm" svg:x2="19.184cm" svg:y2="8.259cm" draw:start-shape="id10" draw:start-glue-point="2" draw:end-shape="id9" draw:end-glue-point="1" svg:d="M21213 6952v1307h-2029" svg:viewBox="0 0 2030 1308">
            <text:p/>
          </draw:connector>
          <draw:custom-shape draw:style-name="gr6" draw:text-style-name="P9" draw:layer="layout" svg:width="0.254cm" svg:height="1.27cm" svg:x="12.425cm" svg:y="2.76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254cm" svg:height="1.27cm" svg:x="16.175cm" svg:y="2.76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254cm" svg:height="1.27cm" svg:x="19.994cm" svg:y="2.76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254cm" svg:height="1.27cm" svg:x="19.994cm" svg:y="7.62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254cm" svg:height="1.27cm" svg:x="16.175cm" svg:y="7.62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254cm" svg:height="1.27cm" svg:x="12.425cm" svg:y="7.624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19.708cm" svg:y1="3.391cm" svg:x2="19.708cm" svg:y2="8.344cm">
            <text:p/>
          </draw:line>
          <draw:line draw:style-name="gr8" draw:text-style-name="P8" draw:layer="layout" svg:x1="15.886cm" svg:y1="3.391cm" svg:x2="15.886cm" svg:y2="8.344cm">
            <text:p/>
          </draw:line>
          <draw:line draw:style-name="gr8" draw:text-style-name="P8" draw:layer="layout" svg:x1="12.186cm" svg:y1="3.391cm" svg:x2="12.186cm" svg:y2="8.344cm">
            <text:p/>
          </draw:line>
          <draw:frame draw:style-name="gr9" draw:text-style-name="P12" draw:layer="layout" svg:width="2.794cm" svg:height="1.318cm" svg:x="3.667cm" svg:y="0.633cm">
            <draw:text-box>
              <text:p text:style-name="P11"><text:span text:style-name="T1">In</text:span><text:span text:style-name="T1">p</text:span><text:span text:style-name="T1">ut</text:span></text:p>
            </draw:text-box>
          </draw:frame>
          <draw:frame draw:style-name="gr10" draw:text-style-name="P12" draw:layer="layout" svg:width="3.175cm" svg:height="2.385cm" svg:x="3.477cm" svg:y="5.533cm">
            <draw:text-box>
              <text:p text:style-name="P11"><text:span text:style-name="T1">Outp</text:span><text:span text:style-name="T1">ut</text:span></text:p>
            </draw:text-box>
          </draw:frame>
        </draw:g>
        <draw:g>
          <draw:custom-shape draw:style-name="gr11" draw:text-style-name="P9" draw:layer="layout" svg:width="0.762cm" svg:height="0.889cm" svg:x="2.748cm" svg:y="10.76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3" draw:layer="layout" svg:width="3.986cm" svg:height="0.962cm" svg:x="3.588cm" svg:y="10.731cm">
            <draw:text-box>
              <text:p>Max Pooling</text:p>
            </draw:text-box>
          </draw:frame>
          <draw:custom-shape draw:style-name="gr13" draw:text-style-name="P10" draw:layer="layout" svg:width="0.762cm" svg:height="0.889cm" svg:x="7.747cm" svg:y="10.76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3" draw:layer="layout" svg:width="6.78cm" svg:height="0.962cm" svg:x="8.636cm" svg:y="10.731cm">
            <draw:text-box>
              <text:p>Bicubic Interpolation</text:p>
            </draw:text-box>
          </draw:frame>
          <draw:custom-shape draw:style-name="gr15" draw:text-style-name="P14" draw:layer="layout" svg:width="0.762cm" svg:height="0.889cm" svg:x="15.024cm" svg:y="10.76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3" draw:layer="layout" svg:width="2.051cm" svg:height="0.962cm" svg:x="15.891cm" svg:y="10.731cm">
            <draw:text-box>
              <text:p>Block</text:p>
            </draw:text-box>
          </draw:frame>
          <draw:custom-shape draw:style-name="gr16" draw:text-style-name="P15" draw:layer="layout" svg:width="0.762cm" svg:height="0.889cm" svg:x="18.344cm" svg:y="10.76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3" draw:layer="layout" svg:width="3.842cm" svg:height="0.962cm" svg:x="19.211cm" svg:y="10.731cm">
            <draw:text-box>
              <text:p>Convolution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0:04:05.540225428</meta:creation-date>
    <dc:date>2019-02-04T12:33:26.019259374</dc:date>
    <meta:editing-duration>PT4M30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